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7dba" officeooo:paragraph-rsid="00137dba"/>
    </style:style>
    <style:style style:name="P2" style:family="paragraph" style:parent-style-name="Standard">
      <style:text-properties fo:font-size="18pt" officeooo:rsid="00137dba" officeooo:paragraph-rsid="00137dba" style:font-size-asian="15.75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37d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el</text:p>
      <text:p text:style-name="Text_20_body"/>
      <text:p text:style-name="Standard">sur le menu</text:p>
      <text:p text:style-name="P2">Objectif</text:p>
      <text:p text:style-name="P1">Ce projet est une vesion minimaliste de projet Air BnB intégralement en local. </text:p>
      <text:p text:style-name="P1">Aucune donnée n'est conservée à part le rapport des réservations acceptée ou en attente de réservation sous la forme d'un fichier texte bookings.txt.</text:p>
      <text:p text:style-name="Standard"/>
      <text:p text:style-name="P1">Choisir un <text:span text:style-name="T1">profil </text:span>sur le menu</text:p>
      <text:p text:style-name="P1">le profil hôte ouvre l'accès au menu d'ajout pour l'ajout d'un hôte, d'une maison, ou d'un appartement.</text:p>
      <text:p text:style-name="P1">Le profil voyageur ouvre l'accès au menu d'ajout pour l'ajout d'un voyageur ou d'un séjour.</text:p>
      <text:p text:style-name="Standard">cliquer sur <text:span text:style-name="T1">ajouter</text:span></text:p>
      <text:p text:style-name="Standard">puis sur</text:p>
      <text:p text:style-name="Standard"><text:tab/>ajouter un hôte</text:p>
      <text:p text:style-name="Standard"><text:tab/>ajouter un voyageur</text:p>
      <text:p text:style-name="Standard"><text:tab/>ajouter un appartement </text:p>
      <text:p text:style-name="Standard"><text:tab/>ajouter une maison</text:p>
      <text:p text:style-name="Standard"><text:tab/>ajouter un séjour.</text:p>
      <text:p text:style-name="Standard">Remplir les champs et selectionner les éléments dans les champs de liste déroulante</text:p>
      <text:p text:style-name="Standard">valider</text:p>
      <text:p text:style-name="Standard"/>
      <text:p text:style-name="Standard">sur le menu </text:p>
      <text:p text:style-name="Standard">cliquer sur <text:span text:style-name="T1">afficher</text:span></text:p>
      <text:p text:style-name="Standard">puis sur </text:p>
      <text:p text:style-name="Standard"><text:tab/>afficher un hôte</text:p>
      <text:p text:style-name="Standard"><text:tab/>afficher un voyageur</text:p>
      <text:p text:style-name="Standard"><text:tab/>afficher un logement</text:p>
      <text:p text:style-name="Standard">tout élément affiché hôte, voyageur, ou logement peut être supprimé</text:p>
      <text:p text:style-name="Standard"/>
      <text:p text:style-name="Standard"/>
      <text:p text:style-name="Standard"><text:span text:style-name="T1">afficher</text:span> une réservation </text:p>
      <text:p text:style-name="Standard">lors de l'ajout d'un séjour</text:p>
      <text:p text:style-name="Standard">il est proposé de confirmer la réservation, confirmée ou non elle est gardée en mémoire pour une confirmation ultérieure ou une annulation de confirmation</text:p>
      <text:p text:style-name="Standard">en affichage </text:p>
      <text:p text:style-name="Standard">la réservation non confirmée est supprimable en cochant la case supprimer</text:p>
      <text:p text:style-name="Standard">fermer l'application</text:p>
      <text:p text:style-name="Standard">cliquer fermer sur le menu, </text:p>
      <text:p text:style-name="Standard">aucune donnée ne sera conservée à par<text:span text:style-name="T2">t</text:span> le fichier des réservations dans le dossier du proj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19M58S</meta:editing-duration>
    <meta:editing-cycles>6</meta:editing-cycles>
    <meta:generator>LibreOffice/6.4.6.2$Linux_X86_64 LibreOffice_project/40$Build-2</meta:generator>
    <dc:date>2020-11-17T10:06:38.285748923</dc:date>
    <meta:document-statistic meta:table-count="0" meta:image-count="0" meta:object-count="0" meta:page-count="1" meta:paragraph-count="32" meta:word-count="208" meta:character-count="1290" meta:non-whitespace-character-count="1099"/>
    <meta:user-defined meta:name="Info 1"/>
    <meta:user-defined meta:name="Info 2"/>
    <meta:user-defined meta:name="Info 3"/>
    <meta:user-defined meta:name="Info 4"/>
  </office:meta>
</office:document-meta>
</file>